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0.179cm" fo:margin-left="1.988cm" fo:margin-top="0cm" fo:margin-bottom="0cm" table:align="left" style:writing-mode="lr-tb"/>
    </style:style>
    <style:style style:name="Tabella1.A" style:family="table-column">
      <style:table-column-properties style:column-width="1.39cm"/>
    </style:style>
    <style:style style:name="Tabella1.B" style:family="table-column">
      <style:table-column-properties style:column-width="8.789cm"/>
    </style:style>
    <style:style style:name="Tabella1.1" style:family="table-row">
      <style:table-row-properties style:min-row-height="1.335cm" fo:keep-together="auto"/>
    </style:style>
    <style:style style:name="Tabella1.A1" style:family="table-cell">
      <style:table-cell-properties fo:padding-left="0.123cm" fo:padding-right="0.123cm" fo:padding-top="0cm" fo:padding-bottom="0cm" fo:border="0.5pt solid #000000"/>
    </style:style>
    <style:style style:name="Tabella1.2" style:family="table-row">
      <style:table-row-properties style:min-row-height="8.204cm" fo:keep-together="auto"/>
    </style:style>
    <style:style style:name="P1" style:family="paragraph" style:parent-style-name="Standard">
      <style:paragraph-properties fo:orphans="0" fo:widows="0"/>
      <style:text-properties officeooo:paragraph-rsid="0005465b"/>
    </style:style>
    <style:style style:name="P2" style:family="paragraph" style:parent-style-name="Standard">
      <style:paragraph-properties fo:line-height="100%" fo:orphans="0" fo:widows="0"/>
      <style:text-properties officeooo:paragraph-rsid="0005465b"/>
    </style:style>
    <style:style style:name="P3" style:family="paragraph" style:parent-style-name="Standard">
      <style:text-properties officeooo:paragraph-rsid="0005465b"/>
    </style:style>
    <style:style style:name="P4" style:family="paragraph" style:parent-style-name="Standard">
      <style:paragraph-properties fo:line-height="100%" fo:orphans="0" fo:widows="0"/>
      <style:text-properties officeooo:rsid="0005465b" officeooo:paragraph-rsid="0005465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language="en" fo:country="GB" style:font-size-asian="12pt" style:font-size-complex="12pt"/>
    </style:style>
    <style:style style:name="T3" style:family="text">
      <style:text-properties fo:font-size="12pt" fo:language="en" fo:country="GB" officeooo:rsid="0005465b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5465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4"><text:span text:style-name="T1">Car</text:span></text:p>
          </table:table-cell>
        </table:table-row>
        <table:table-row table:style-name="Tabella1.2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2"><text:span text:style-name="T2">id <text:s text:c="2"/>AUTO_INCREMENT, NOT NULL, UNIQUE</text:span></text:p>
            <text:p text:style-name="P2"><text:span text:style-name="T3">brand</text:span><text:span text:style-name="T2"> <text:s text:c="2"/>VARCHAR(20) <text:s/>NOT NULL</text:span></text:p>
            <text:p text:style-name="P2"><text:span text:style-name="T3">model</text:span><text:span text:style-name="T2"> <text:s text:c="2"/>VARCHAR(20) <text:s/>NOT NULL</text:span></text:p>
            <text:p text:style-name="P2"><text:span text:style-name="T3">price</text:span><text:span text:style-name="T2"> <text:s text:c="2"/>DECIMAL(8,2)</text:span></text:p>
            <text:p text:style-name="P2"><text:span text:style-name="T5">year</text:span><text:span text:style-name="T4"> <text:s/>YEAR</text:span></text:p>
            <text:p text:style-name="P2"><text:span text:style-name="T5">colour</text:span><text:span text:style-name="T4"> <text:s text:c="2"/>VARCHAR(15)</text:span></text:p>
            <text:p text:style-name="P2"><text:span text:style-name="T5">total_km</text:span><text:span text:style-name="T4"> <text:s text:c="2"/>MEDIUMINT</text:span></text:p>
            <text:p text:style-name="P2"><text:span text:style-name="T4">num_</text:span><text:span text:style-name="T5">old</text:span><text:span text:style-name="T4">_</text:span><text:span text:style-name="T5">owner</text:span><text:span text:style-name="T4"> <text:s text:c="2"/>TINYINT(10)</text:span></text:p>
            <text:p text:style-name="P2"><text:span text:style-name="T5">warranty</text:span><text:span text:style-name="T4"> <text:s text:c="3"/>TINYINT(1)</text:span></text:p>
            <text:p text:style-name="P2"><text:span text:style-name="T5">description</text:span><text:span text:style-name="T4"> <text:s text:c="3"/>TEXT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17:14:39.467000000</meta:creation-date>
    <dc:date>2024-07-04T17:16:53.774000000</dc:date>
    <meta:editing-duration>PT2M14S</meta:editing-duration>
    <meta:editing-cycles>1</meta:editing-cycles>
    <meta:document-statistic meta:table-count="1" meta:image-count="0" meta:object-count="0" meta:page-count="1" meta:paragraph-count="11" meta:word-count="28" meta:character-count="236" meta:non-whitespace-character-count="196"/>
    <meta:generator>LibreOffice/7.3.3.2$Windows_X86_64 LibreOffice_project/d1d0ea68f081ee2800a922cac8f79445e4603348</meta:generator>
  </office:meta>
</office:document-meta>
</file>